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weight="bold" officeooo:rsid="001f7463" officeooo:paragraph-rsid="001f7463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weight="bold" officeooo:rsid="001f7463" officeooo:paragraph-rsid="00216203" style:font-weight-asian="bold" style:font-weight-complex="bold"/>
    </style:style>
    <style:style style:name="P3" style:family="paragraph" style:parent-style-name="Standard">
      <style:text-properties fo:font-weight="bold" officeooo:rsid="001f7463" officeooo:paragraph-rsid="001f7463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fo:font-weight="bold" officeooo:rsid="0021dc59" officeooo:paragraph-rsid="0021dc59" style:font-weight-asian="bold" style:font-weight-complex="bold"/>
    </style:style>
    <style:style style:name="P5" style:family="paragraph" style:parent-style-name="Standard">
      <style:text-properties fo:font-size="14pt" fo:font-weight="bold" officeooo:rsid="001f7463" officeooo:paragraph-rsid="001f7463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14pt" fo:font-weight="bold" officeooo:rsid="001f7463" officeooo:paragraph-rsid="001f7463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5pt" style:text-underline-style="solid" style:text-underline-width="auto" style:text-underline-color="font-color" fo:font-weight="bold" officeooo:rsid="001f7463" officeooo:paragraph-rsid="001f7463" style:font-size-asian="15pt" style:font-weight-asian="bold" style:font-size-complex="15pt" style:font-weight-complex="bold"/>
    </style:style>
    <style:style style:name="T1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2" style:family="text">
      <style:text-properties officeooo:rsid="00203a1c"/>
    </style:style>
    <style:style style:name="T3" style:family="text">
      <style:text-properties officeooo:rsid="00216203"/>
    </style:style>
    <style:style style:name="T4" style:family="text">
      <style:text-properties officeooo:rsid="0021dc59"/>
    </style:style>
    <style:style style:name="T5" style:family="text">
      <style:text-properties officeooo:rsid="0027c64c"/>
    </style:style>
    <style:style style:name="T6" style:family="text">
      <style:text-properties officeooo:rsid="002aba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UDAMBI RICHARD,</text:p>
      <text:p text:style-name="P4">mudarichads@gmail.com,</text:p>
      <text:p text:style-name="P1"><text:span text:style-name="T6">KISUMU</text:span>.</text:p>
      <text:p text:style-name="P2"><text:span text:style-name="T3">20th</text:span> <text:span text:style-name="T3">March</text:span>. 2018.</text:p>
      <text:p text:style-name="P2"/>
      <text:p text:style-name="P3">Dear Sir/Madam,</text:p>
      <text:p text:style-name="P3"><text:s text:c="16"/>RE : <text:span text:style-name="T1">APPLICATION FOR THE ANDELA UGANDA <text:s/>FELLOWSHIP.</text:span></text:p>
      <text:p text:style-name="P7"/>
      <text:p text:style-name="P5"><text:s text:c="13"/>I <text:span text:style-name="T5">completed </text:span><text:s/>my form six <text:s/>at K<text:span text:style-name="T2">ojja </text:span><text:s/>S<text:span text:style-name="T2">enior Secondary </text:span>S<text:span text:style-name="T2">chool</text:span> M<text:span text:style-name="T2">ukono</text:span> _<text:span text:style-name="T6">Uganda</text:span>, and am learning how to Code at Lakehub <text:span text:style-name="T3">Academy</text:span> <text:span text:style-name="T2">Kisumu</text:span>, where I was advised to join <text:span text:style-name="T3">A</text:span>ndela <text:span text:style-name="T4">U</text:span>ganda fellowship that will boost my talent of being a global programmer.</text:p>
      <text:p text:style-name="P5"><text:s text:c="12"/>I have <text:span text:style-name="T2">all</text:span> <text:s/><text:span text:style-name="T2">the </text:span>basics in <text:span text:style-name="T2">all the programming language such as</text:span> <text:s/>PYTHON, <text:s text:c="2"/>RUBBY, HTML5, CSS, JAVASCRIPT, <text:s/>AND BOOTSTRAP <text:span text:style-name="T6">4</text:span> <text:span text:style-name="T2">and am yet developing websites.</text:span> In addition to that, I have <text:s/>certificates in networking and also in computer applications.</text:p>
      <text:p text:style-name="P5"><text:s text:c="12"/>I am very interested in this opportunity to help me grow as a developer, gain experience and skills and also to interact and share ideas with other developers.</text:p>
      <text:p text:style-name="P5">I sincerely look forward to your response. Thank you in advance.</text:p>
      <text:p text:style-name="P5"/>
      <text:p text:style-name="P5"><text:s text:c="106"/>Yours sincerely,</text:p>
      <text:p text:style-name="P6">MUDAMBI <text:s/>RICHAR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5T18:26:51.084927127</meta:creation-date>
    <dc:date>2018-03-21T19:06:36.092617881</dc:date>
    <meta:editing-duration>PT22H5M32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140" meta:character-count="1026" meta:non-whitespace-character-count="728"/>
  </office:meta>
</office:document-meta>
</file>